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00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66ccff" draw:textarea-vertical-align="middle"/>
    </style:style>
    <style:style style:name="gr4" style:family="graphic" style:parent-style-name="standard">
      <style:graphic-properties draw:fill-color="#66cc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4.731cm" svg:height="4.953cm" svg:x="15.859cm" svg:y="15.22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5.461cm" svg:height="4.064cm" svg:x="12.176cm" svg:y="17.25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2.159cm" svg:height="6.731cm" svg:x="18.431cm" svg:y="15.47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rect draw:style-name="gr3" draw:text-style-name="P1" draw:layer="layout" svg:width="4.731cm" svg:height="8.287cm" svg:x="15.859cm" svg:y="18.653cm">
            <text:p/>
          </draw:rect>
          <draw:custom-shape draw:style-name="gr4" draw:text-style-name="P1" draw:layer="layout" svg:width="5.207cm" svg:height="9.43cm" svg:x="1cm" svg:y="17.51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1" draw:layer="layout" svg:width="4.699cm" svg:height="6.35cm" svg:x="1.762cm" svg:y="19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1" draw:layer="layout" svg:width="7.239cm" svg:height="9.779cm" svg:x="9.89cm" svg:y="17.2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1" draw:layer="layout" svg:width="5.334cm" svg:height="5.334cm" svg:x="7.223cm" svg:y="21.5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1" draw:layer="layout" svg:width="3.429cm" svg:height="8.668cm" svg:x="10.398cm" svg:y="18.27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1" draw:layer="layout" svg:width="7.239cm" svg:height="7.239cm" svg:x="4.81cm" svg:y="19.66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1" draw:layer="layout" svg:width="5.207cm" svg:height="5.842cm" svg:x="3.563cm" svg:y="20.98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1" draw:layer="layout" svg:width="7.747cm" svg:height="7.271cm" svg:x="6.207cm" svg:y="19.66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1" draw:layer="layout" svg:width="7.017cm" svg:height="7.017cm" svg:x="13.287cm" svg:y="19.92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2.159cm" svg:height="6.858cm" svg:x="15.605cm" svg:y="15.60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1" draw:text-style-name="P1" draw:layer="layout" svg:width="4.731cm" svg:height="4.953cm" draw:transform="rotate (3.1415926535892) translate (20.589cm 12.684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5.461cm" svg:height="4.064cm" draw:transform="rotate (3.1415926535892) translate (17.636cm 10.652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2.159cm" svg:height="6.731cm" draw:transform="rotate (3.1415926535892) translate (20.589cm 12.43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rect draw:style-name="gr3" draw:text-style-name="P1" draw:layer="layout" svg:width="4.731cm" svg:height="8.287cm" draw:transform="rotate (3.1415926535892) translate (20.59cm 9.255cm)">
            <text:p/>
          </draw:rect>
          <draw:custom-shape draw:style-name="gr4" draw:text-style-name="P1" draw:layer="layout" svg:width="5.207cm" svg:height="9.43cm" draw:transform="rotate (3.1415926535892) translate (6.206cm 10.398cm)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custom-shape draw:style-name="gr4" draw:text-style-name="P1" draw:layer="layout" svg:width="4.699cm" svg:height="6.35cm" draw:transform="rotate (3.1415926535892) translate (6.46cm 8.747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1" draw:text-style-name="P1" draw:layer="layout" svg:width="7.239cm" svg:height="9.779cm" draw:transform="rotate (3.1415926535892) translate (17.128cm 10.652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5" draw:text-style-name="P1" draw:layer="layout" svg:width="5.334cm" svg:height="5.334cm" draw:transform="rotate (3.1415926535892) translate (12.557cm 6.334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4" draw:text-style-name="P1" draw:layer="layout" svg:width="3.429cm" svg:height="8.668cm" draw:transform="rotate (3.1415926535892) translate (13.826cm 9.636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4" draw:text-style-name="P1" draw:layer="layout" svg:width="7.239cm" svg:height="7.239cm" draw:transform="rotate (3.1415926535892) translate (12.048cm 8.239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4" draw:text-style-name="P1" draw:layer="layout" svg:width="5.207cm" svg:height="5.842cm" draw:transform="rotate (3.1415926535892) translate (8.769cm 6.924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4" draw:text-style-name="P1" draw:layer="layout" svg:width="7.747cm" svg:height="7.271cm" draw:transform="rotate (3.1415926535892) translate (13.953cm 8.239cm)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custom-shape draw:style-name="gr4" draw:text-style-name="P1" draw:layer="layout" svg:width="7.017cm" svg:height="7.017cm" draw:transform="rotate (3.1415926535892) translate (20.303cm 7.985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2.159cm" svg:height="6.858cm" draw:transform="rotate (3.1415926535892) translate (17.763cm 12.303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g>
          <draw:custom-shape draw:style-name="gr1" draw:text-style-name="P1" draw:layer="layout" svg:width="4.731cm" svg:height="4.953cm" svg:x="0.999cm" svg:y="15.224cm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5.461cm" svg:height="4.064cm" svg:x="3.952cm" svg:y="17.256cm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2.159cm" svg:height="6.731cm" svg:x="0.999cm" svg:y="15.478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rect draw:style-name="gr3" draw:text-style-name="P1" draw:layer="layout" svg:width="4.731cm" svg:height="8.287cm" svg:x="1cm" svg:y="18.653cm">
            <text:p/>
          </draw:rect>
          <draw:custom-shape draw:style-name="gr4" draw:text-style-name="P1" draw:layer="layout" svg:width="5.207cm" svg:height="9.43cm" svg:x="15.382cm" svg:y="17.51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custom-shape draw:style-name="gr4" draw:text-style-name="P1" draw:layer="layout" svg:width="4.699cm" svg:height="6.35cm" svg:x="15.128cm" svg:y="19.161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1" draw:text-style-name="P1" draw:layer="layout" svg:width="7.239cm" svg:height="9.779cm" svg:x="4.46cm" svg:y="17.256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5" draw:text-style-name="P1" draw:layer="layout" svg:width="5.334cm" svg:height="5.334cm" svg:x="9.033cm" svg:y="21.574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4" draw:text-style-name="P1" draw:layer="layout" svg:width="3.429cm" svg:height="8.668cm" svg:x="7.762cm" svg:y="18.272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4" draw:text-style-name="P1" draw:layer="layout" svg:width="7.239cm" svg:height="7.239cm" svg:x="9.54cm" svg:y="19.669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4" draw:text-style-name="P1" draw:layer="layout" svg:width="5.207cm" svg:height="5.842cm" svg:x="12.819cm" svg:y="20.984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4" draw:text-style-name="P1" draw:layer="layout" svg:width="7.747cm" svg:height="7.271cm" svg:x="7.635cm" svg:y="19.669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custom-shape draw:style-name="gr4" draw:text-style-name="P1" draw:layer="layout" svg:width="7.017cm" svg:height="7.017cm" svg:x="1.285cm" svg:y="19.923cm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2.159cm" svg:height="6.858cm" svg:x="3.825cm" svg:y="15.605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st Test</meta:initial-creator>
    <meta:creation-date>2019-10-29T13:29:50.73</meta:creation-date>
    <dc:date>2019-10-29T13:40:30.08</dc:date>
    <dc:creator>Test Test</dc:creator>
    <meta:editing-duration>PT10M39S</meta:editing-duration>
    <meta:editing-cycles>1</meta:editing-cycles>
    <meta:document-statistic meta:object-count="45"/>
    <meta:generator>OpenOffice/4.1.7$Win32 OpenOffice.org_project/417m1$Build-9800</meta:generator>
  </office:meta>
</office:document-meta>
</file>